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font-size="22pt" officeooo:paragraph-rsid="00216c5e" style:font-size-asian="22pt" style:font-size-complex="22pt"/>
    </style:style>
    <style:style style:name="P2" style:family="paragraph" style:parent-style-name="Contents_20_2">
      <style:text-properties officeooo:paragraph-rsid="0089c4ed"/>
    </style:style>
    <style:style style:name="P3" style:family="paragraph" style:parent-style-name="Text_20_body">
      <style:text-properties officeooo:paragraph-rsid="008babbb"/>
    </style:style>
    <style:style style:name="P4" style:family="paragraph" style:parent-style-name="図">
      <style:text-properties officeooo:paragraph-rsid="008babbb"/>
    </style:style>
    <style:style style:name="P5" style:family="paragraph" style:parent-style-name="Text_20_body">
      <style:text-properties officeooo:paragraph-rsid="0082c759"/>
    </style:style>
    <style:style style:name="P6" style:family="paragraph" style:parent-style-name="図">
      <style:text-properties officeooo:paragraph-rsid="0082c759"/>
    </style:style>
    <style:style style:name="P7" style:family="paragraph" style:parent-style-name="Text_20_body">
      <style:text-properties officeooo:paragraph-rsid="008fbfaa"/>
    </style:style>
    <style:style style:name="P8" style:family="paragraph" style:parent-style-name="Text_20_body">
      <style:text-properties officeooo:paragraph-rsid="0091a6aa"/>
    </style:style>
    <style:style style:name="P9" style:family="paragraph" style:parent-style-name="図">
      <style:text-properties officeooo:paragraph-rsid="0091b4fe"/>
    </style:style>
    <style:style style:name="P10" style:family="paragraph" style:parent-style-name="Standard">
      <style:text-properties officeooo:rsid="007bdd1f" officeooo:paragraph-rsid="0082c759"/>
    </style:style>
    <style:style style:name="P11" style:family="paragraph" style:parent-style-name="Text_20_body">
      <style:text-properties officeooo:paragraph-rsid="00952ebb"/>
    </style:style>
    <style:style style:name="P12" style:family="paragraph" style:parent-style-name="図">
      <style:text-properties officeooo:paragraph-rsid="00952ebb"/>
    </style:style>
    <style:style style:name="P13" style:family="paragraph" style:parent-style-name="図">
      <style:text-properties officeooo:rsid="003d5f0e" officeooo:paragraph-rsid="0082c759"/>
    </style:style>
    <style:style style:name="P14" style:family="paragraph" style:parent-style-name="図">
      <style:text-properties officeooo:rsid="003d5f0e" officeooo:paragraph-rsid="008babbb"/>
    </style:style>
    <style:style style:name="P15" style:family="paragraph" style:parent-style-name="図">
      <style:text-properties officeooo:rsid="003d5f0e" officeooo:paragraph-rsid="008fbfaa"/>
    </style:style>
    <style:style style:name="P16" style:family="paragraph" style:parent-style-name="図">
      <style:text-properties officeooo:rsid="003d5f0e" officeooo:paragraph-rsid="0091a6aa"/>
    </style:style>
    <style:style style:name="P17" style:family="paragraph" style:parent-style-name="図">
      <style:text-properties officeooo:rsid="00455aff" officeooo:paragraph-rsid="0082c759"/>
    </style:style>
    <style:style style:name="P18" style:family="paragraph" style:parent-style-name="Contents_20_1">
      <style:text-properties officeooo:paragraph-rsid="0089c4ed"/>
    </style:style>
    <style:style style:name="P19" style:family="paragraph" style:parent-style-name="Contents_20_1">
      <style:text-properties officeooo:paragraph-rsid="008cf272"/>
    </style:style>
    <style:style style:name="P20" style:family="paragraph" style:parent-style-name="Heading_20_1">
      <style:text-properties officeooo:paragraph-rsid="0021fbaa"/>
    </style:style>
    <style:style style:name="P21" style:family="paragraph" style:parent-style-name="Heading_20_1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2" style:family="paragraph" style:parent-style-name="Heading_20_1">
      <style:text-properties style:font-name="Noto Sans CJK JP" fo:font-size="14pt" fo:font-weight="bold" officeooo:paragraph-rsid="008babbb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3" style:family="paragraph" style:parent-style-name="Heading_20_1">
      <style:text-properties style:font-name="Noto Sans CJK JP" fo:font-size="14pt" fo:font-weight="bold" officeooo:rsid="008fbfaa" officeooo:paragraph-rsid="0091a6aa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4" style:family="paragraph" style:parent-style-name="Heading_20_1">
      <style:text-properties style:font-name="Noto Sans CJK JP" fo:font-size="14pt" fo:font-weight="bold" officeooo:rsid="0091b4fe" officeooo:paragraph-rsid="0091b4fe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P25" style:family="paragraph" style:parent-style-name="Heading_20_1">
      <style:text-properties officeooo:rsid="008fbfaa" officeooo:paragraph-rsid="008fbfaa"/>
    </style:style>
    <style:style style:name="P26" style:family="paragraph" style:parent-style-name="Heading_20_2">
      <style:text-properties officeooo:paragraph-rsid="0082c759"/>
    </style:style>
    <style:style style:name="P27" style:family="paragraph" style:parent-style-name="Heading_20_2">
      <style:text-properties style:font-name="Noto Sans CJK JP" fo:font-size="12pt" fo:font-weight="bold" officeooo:paragraph-rsid="0082c759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28" style:family="paragraph" style:parent-style-name="Heading_20_2">
      <style:text-properties style:font-name="Noto Sans CJK JP" fo:font-size="12pt" fo:font-weight="bold" officeooo:paragraph-rsid="008babbb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29" style:family="paragraph" style:parent-style-name="Heading_20_2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0" style:family="paragraph" style:parent-style-name="Heading_20_2">
      <style:text-properties style:font-name="Noto Sans CJK JP" fo:font-size="12pt" fo:font-weight="bold" officeooo:paragraph-rsid="008fbf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1" style:family="paragraph" style:parent-style-name="Heading_20_2">
      <style:text-properties style:font-name="Noto Sans CJK JP" fo:font-size="12pt" fo:font-weight="bold" officeooo:paragraph-rsid="0091a6aa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2" style:family="paragraph" style:parent-style-name="Heading_20_2">
      <style:text-properties style:font-name="Noto Sans CJK JP" fo:font-size="12pt" fo:font-weight="bold" officeooo:paragraph-rsid="0091b4fe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P33" style:family="paragraph" style:parent-style-name="Text_20_body">
      <style:text-properties style:font-name="Noto Serif CJK JP1" fo:font-size="10.5pt"/>
    </style:style>
    <style:style style:name="P34" style:family="paragraph" style:parent-style-name="Text_20_body">
      <style:text-properties style:font-name="Noto Serif CJK JP1" fo:font-size="10.5pt" officeooo:rsid="00952ebb" officeooo:paragraph-rsid="00952ebb"/>
    </style:style>
    <style:style style:name="T1" style:family="text">
      <style:text-properties style:font-name="Noto Sans CJK JP" fo:font-weight="bold" style:font-name-asian="Noto Sans CJK JP1" style:font-weight-asian="bold" style:font-name-complex="Droid Sans Devanagari1" style:font-weight-complex="bold"/>
    </style:style>
    <style:style style:name="T2" style:family="text">
      <style:text-properties style:font-name="Noto Sans CJK JP" fo:font-size="14pt" fo:font-weight="bold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Noto Sans CJK JP" fo:font-size="14pt" fo:font-weight="bold" officeooo:rsid="007bdd1f" style:font-name-asian="Noto Sans CJK JP1" style:font-size-asian="14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Noto Sans CJK JP" fo:font-size="12pt" fo:font-weight="bold" style:font-name-asian="Noto Sans CJK JP1" style:font-size-asian="12pt" style:font-weight-asian="bold" style:font-name-complex="Droid Sans Devanagari1" style:font-size-complex="16.1000003814697pt" style:font-weight-complex="bold"/>
    </style:style>
    <style:style style:name="T5" style:family="text">
      <style:text-properties style:font-name="Noto Serif CJK JP1" fo:font-size="10.5pt" officeooo:rsid="007bdd1f"/>
    </style:style>
    <style:style style:name="T6" style:family="text">
      <style:text-properties style:font-name="Noto Serif CJK JP1" fo:font-size="10.5pt" officeooo:rsid="00816ece"/>
    </style:style>
    <style:style style:name="T7" style:family="text">
      <style:text-properties style:font-name="Noto Serif CJK JP1" fo:font-size="10.5pt" officeooo:rsid="00952ebb"/>
    </style:style>
    <style:style style:name="T8" style:family="text">
      <style:text-properties style:font-name="Noto Serif CJK JP1" fo:font-size="12pt" fo:font-style="italic" style:font-size-asian="12pt" style:font-style-asian="italic" style:font-name-complex="Droid Sans Devanagari" style:font-size-complex="12pt" style:font-style-complex="italic"/>
    </style:style>
    <style:style style:name="T9" style:family="text">
      <style:text-properties style:font-name="Noto Serif CJK JP1" fo:font-size="12pt" fo:font-style="italic" officeooo:rsid="0091b4fe" style:font-size-asian="12pt" style:font-style-asian="italic" style:font-name-complex="Droid Sans Devanagari" style:font-size-complex="12pt" style:font-style-complex="italic"/>
    </style:style>
    <style:style style:name="T10" style:family="text">
      <style:text-properties officeooo:rsid="00455aff"/>
    </style:style>
    <style:style style:name="T11" style:family="text">
      <style:text-properties officeooo:rsid="003d5f0e"/>
    </style:style>
    <style:style style:name="fr1" style:family="graphic" style:parent-style-name="source_20_code">
      <style:graphic-properties style:vertical-pos="top" style:vertical-rel="paragraph-content" style:horizontal-pos="center" style:horizontal-rel="paragraph-content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図"/>
      </text:sequence-decls>
      <text:p text:style-name="P1">2021 年度<text:span text:style-name="T1">形式言語とコンパイラ</text:span>レポート課題</text:p>
      <text:h text:style-name="P20" text:outline-level="1"><text:span text:style-name="T2">課題</text:span><text:span text:style-name="T3">1 Quartz言語の実現</text:span></text:h>
      <text:p text:style-name="P5"><text:span text:style-name="T5">本講義で実装したプログラミング言語Quartzをテストするにあったって作成したテストファイル</text:span><text:span text:style-name="T6">の中身</text:span><text:span text:style-name="T5">とそれらの実行結果を本章に示す．</text:span></text:p>
      <text:h text:style-name="P26" text:outline-level="2">加減算<text:span text:style-name="T4">，単項加減算演算子</text:span></text:h>
      <text:p text:style-name="P13"><draw:frame draw:style-name="fr1" draw:name="Frame8" text:anchor-type="paragraph" svg:width="136mm" style:rel-width="80%" draw:z-index="0"><draw:text-box fo:min-height="3.44mm"><text:list xml:id="list2259918627" text:style-name="Numbering_20_123"><text:list-item><text:p text:style-name="Contents_20_1"><text:span text:style-name="Source_20_Text">puts 1+1;</text:span></text:p></text:list-item><text:list-item><text:p text:style-name="Contents_20_1"><text:span text:style-name="Source_20_Text">puts 1+1+1;</text:span></text:p></text:list-item><text:list-item><text:p text:style-name="Contents_20_1"><text:span text:style-name="Source_20_Text">puts (1+3)/2;</text:span></text:p></text:list-item><text:list-item><text:p text:style-name="Contents_20_1"><text:span text:style-name="Source_20_Text">puts +2;</text:span></text:p></text:list-item><text:list-item><text:p text:style-name="Contents_20_1"><text:span text:style-name="Source_20_Text">puts -3;</text:span></text:p></text:list-item><text:list-item><text:p text:style-name="Contents_20_1"><text:span text:style-name="Source_20_Text">puts --10;</text:span></text:p></text:list-item><text:list-item><text:p text:style-name="Contents_20_1"><text:span text:style-name="Source_20_Text">puts 10--10;</text:span></text:p></text:list-item></text:list></draw:text-box></draw:frame>図 <text:sequence text:ref-name="ref図0" text:name="図" text:formula="ooow:図+1" style:num-format="1">1</text:sequence><text:s/><text:span text:style-name="T8">任意個の加減算と単項加減算演算子のテスト</text:span></text:p>
      <text:p text:style-name="P5"><text:sequence-ref text:reference-format="category-and-value" text:ref-name="ref図0">図 1</text:sequence-ref>の実行結果を<text:sequence-ref text:reference-format="category-and-value" text:ref-name="ref図1">図 2</text:sequence-ref>に示す．</text:p>
      <text:p text:style-name="P17"><draw:frame draw:style-name="fr1" draw:name="Frame10" text:anchor-type="paragraph" svg:width="136mm" style:rel-width="80%" draw:z-index="1"><draw:text-box fo:min-height="3.44mm"><text:p text:style-name="Contents_20_2"><text:span text:style-name="Source_20_Text">[yui@HTT src]$ java Quartz ../tests/1-plusminus.txt 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2</text:span></text:p><text:p text:style-name="Contents_20_2"><text:span text:style-name="Source_20_Text">2</text:span></text:p><text:p text:style-name="Contents_20_2"><text:span text:style-name="Source_20_Text">-3</text:span></text:p><text:p text:style-name="Contents_20_2"><text:span text:style-name="Source_20_Text">10</text:span></text:p><text:p text:style-name="Contents_20_2"><text:span text:style-name="Source_20_Text">20</text:span></text:p></draw:text-box></draw:frame>図 <text:sequence text:ref-name="ref図1" text:name="図" text:formula="ooow:図+1" style:num-format="1">2</text:sequence><text:s/><text:sequence-ref text:reference-format="category-and-value" text:ref-name="ref図0">図 1</text:sequence-ref>の実行結果</text:p>
      <text:h text:style-name="P26" text:outline-level="2"><text:span text:style-name="T4">代入</text:span></text:h>
      <text:p text:style-name="P13"><draw:frame draw:style-name="fr1" draw:name="Frame1" text:anchor-type="paragraph" svg:width="136mm" style:rel-width="80%" draw:z-index="2"><draw:text-box fo:min-height="3.44mm"><text:list xml:id="list105422445910024" text:continue-numbering="true" text:style-name="Numbering_20_123"><text:list-item><text:p text:style-name="Contents_20_1"><text:span text:style-name="Source_20_Text">a = 2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a + 3;</text:span></text:p></text:list-item><text:list-item><text:p text:style-name="Contents_20_1"><text:span text:style-name="Source_20_Text">a = b = c = 10;</text:span></text:p></text:list-item><text:list-item><text:p text:style-name="Contents_20_1"><text:span text:style-name="Source_20_Text">puts a;</text:span></text:p></text:list-item><text:list-item><text:p text:style-name="Contents_20_1"><text:span text:style-name="Source_20_Text">puts b;</text:span></text:p></text:list-item><text:list-item><text:p text:style-name="Contents_20_1"><text:span text:style-name="Source_20_Text">puts c;</text:span></text:p></text:list-item></text:list></draw:text-box></draw:frame>図 <text:sequence text:ref-name="ref図2" text:name="図" text:formula="ooow:図+1" style:num-format="1">3</text:sequence><text:s/><text:span text:style-name="T8">代入のテスト</text:span></text:p>
      <text:p text:style-name="P5"><text:sequence-ref text:reference-format="category-and-value" text:ref-name="ref図2">図 3</text:sequence-ref>の実行結果を<text:sequence-ref text:reference-format="category-and-value" text:ref-name="ref図3">図 4</text:sequence-ref>に示す．</text:p>
      <text:p text:style-name="P17"><draw:frame draw:style-name="fr1" draw:name="Frame2" text:anchor-type="paragraph" svg:width="136mm" style:rel-width="80%" draw:z-index="3"><draw:text-box fo:min-height="3.44mm"><text:p text:style-name="Contents_20_2"><text:span text:style-name="Source_20_Text">[yui@HTT src]$ java Quartz ../tests/2-dainyu.txt </text:span></text:p><text:p text:style-name="Contents_20_2"><text:span text:style-name="Source_20_Text">2</text:span></text:p><text:p text:style-name="Contents_20_2"><text:span text:style-name="Source_20_Text">5</text:span></text:p><text:p text:style-name="Contents_20_2"><text:span text:style-name="Source_20_Text">10</text:span></text:p><text:p text:style-name="Contents_20_2"><text:span text:style-name="Source_20_Text">10</text:span></text:p><text:p text:style-name="Contents_20_2"><text:span text:style-name="Source_20_Text">10</text:span></text:p></draw:text-box></draw:frame><text:soft-page-break/>図 <text:sequence text:ref-name="ref図3" text:name="図" text:formula="ooow:図+1" style:num-format="1">4</text:sequence><text:s/><text:sequence-ref text:reference-format="category-and-value" text:ref-name="ref図2">図 3</text:sequence-ref>の実行結果</text:p>
      <text:h text:style-name="P26" text:outline-level="2"><text:soft-page-break/><text:span text:style-name="T4">論理演算子，比較演算子</text:span></text:h>
      <text:p text:style-name="P13"><draw:frame draw:style-name="fr1" draw:name="Frame3" text:anchor-type="paragraph" svg:width="136mm" style:rel-width="80%" draw:z-index="4"><draw:text-box fo:min-height="3.44mm"><text:list xml:id="list105421207489893" text:continue-numbering="true" text:style-name="Numbering_20_123"><text:list-item><text:p text:style-name="Contents_20_1"><text:span text:style-name="Source_20_Text">puts 0||0;</text:span></text:p></text:list-item><text:list-item><text:p text:style-name="Contents_20_1"><text:span text:style-name="Source_20_Text">puts 0||1;</text:span></text:p></text:list-item><text:list-item><text:p text:style-name="Contents_20_1"><text:span text:style-name="Source_20_Text">puts 1||0;</text:span></text:p></text:list-item><text:list-item><text:p text:style-name="Contents_20_1"><text:span text:style-name="Source_20_Text">puts 1||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amp;&amp;0;</text:span></text:p></text:list-item><text:list-item><text:p text:style-name="Contents_20_1"><text:span text:style-name="Source_20_Text">puts 0&amp;&amp;1;</text:span></text:p></text:list-item><text:list-item><text:p text:style-name="Contents_20_1"><text:span text:style-name="Source_20_Text">puts 1&amp;&amp;0;</text:span></text:p></text:list-item><text:list-item><text:p text:style-name="Contents_20_1"><text:span text:style-name="Source_20_Text">puts 1&amp;&amp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==0;</text:span></text:p></text:list-item><text:list-item><text:p text:style-name="Contents_20_1"><text:span text:style-name="Source_20_Text">puts 0==1;</text:span></text:p></text:list-item><text:list-item><text:p text:style-name="Contents_20_1"><text:span text:style-name="Source_20_Text">puts 1==0;</text:span></text:p></text:list-item><text:list-item><text:p text:style-name="Contents_20_1"><text:span text:style-name="Source_20_Text">puts 1=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0;</text:span></text:p></text:list-item><text:list-item><text:p text:style-name="Contents_20_1"><text:span text:style-name="Source_20_Text">puts 0&lt;1;</text:span></text:p></text:list-item><text:list-item><text:p text:style-name="Contents_20_1"><text:span text:style-name="Source_20_Text">puts 1&lt;0;</text:span></text:p></text:list-item><text:list-item><text:p text:style-name="Contents_20_1"><text:span text:style-name="Source_20_Text">puts 1&l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0;</text:span></text:p></text:list-item><text:list-item><text:p text:style-name="Contents_20_1"><text:span text:style-name="Source_20_Text">puts 0&gt;1;</text:span></text:p></text:list-item><text:list-item><text:p text:style-name="Contents_20_1"><text:span text:style-name="Source_20_Text">puts 1&gt;0;</text:span></text:p></text:list-item><text:list-item><text:p text:style-name="Contents_20_1"><text:span text:style-name="Source_20_Text">puts 1&gt;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lt;=0;</text:span></text:p></text:list-item><text:list-item><text:p text:style-name="Contents_20_1"><text:span text:style-name="Source_20_Text">puts 0&lt;=1;</text:span></text:p></text:list-item><text:list-item><text:p text:style-name="Contents_20_1"><text:span text:style-name="Source_20_Text">puts 1&lt;=0;</text:span></text:p></text:list-item><text:list-item><text:p text:style-name="Contents_20_1"><text:span text:style-name="Source_20_Text">puts 1&lt;=1;</text:span></text:p></text:list-item><text:list-item><text:p text:style-name="Contents_20_1"><text:span text:style-name="Source_20_Text"/></text:p></text:list-item><text:list-item><text:p text:style-name="Contents_20_1"><text:span text:style-name="Source_20_Text">puts "--------";</text:span></text:p></text:list-item><text:list-item><text:p text:style-name="Contents_20_1"><text:span text:style-name="Source_20_Text">puts 0&gt;=0;</text:span></text:p></text:list-item><text:list-item><text:p text:style-name="Contents_20_1"><text:span text:style-name="Source_20_Text">puts 0&gt;=1;</text:span></text:p></text:list-item><text:list-item><text:p text:style-name="Contents_20_1"><text:span text:style-name="Source_20_Text">puts 1&gt;=0;</text:span></text:p></text:list-item><text:list-item><text:p text:style-name="Contents_20_1"><text:span text:style-name="Source_20_Text">puts 1&gt;=1;</text:span></text:p></text:list-item></text:list></draw:text-box></draw:frame>図 <text:sequence text:ref-name="ref図4" text:name="図" text:formula="ooow:図+1" style:num-format="1">5</text:sequence><text:s/>論理演算子<text:span text:style-name="T8">と</text:span>比較演算子<text:span text:style-name="T8">のテスト</text:span></text:p>
      <text:p text:style-name="P5"><text:sequence-ref text:reference-format="category-and-value" text:ref-name="ref図4">図 5</text:sequence-ref>の実行結果を<text:sequence-ref text:reference-format="category-and-value" text:ref-name="ref図5">図 6</text:sequence-ref>に示す．</text:p>
      <text:p text:style-name="P17"><draw:frame draw:style-name="fr1" draw:name="Frame4" text:anchor-type="paragraph" svg:width="136mm" style:rel-width="80%" draw:z-index="5"><draw:text-box fo:min-height="3.44mm"><text:p text:style-name="Contents_20_2"><text:span text:style-name="Source_20_Text">[yui@HTT src]$ java Quartz ../tests/3-hikaku.txt 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0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--------</text:span></text:p><text:p text:style-name="Contents_20_2"><text:span text:style-name="Source_20_Text">1</text:span></text:p><text:p text:style-name="Contents_20_2"><text:span text:style-name="Source_20_Text">0</text:span></text:p><text:p text:style-name="Contents_20_2"><text:span text:style-name="Source_20_Text">1</text:span></text:p><text:p text:style-name="Contents_20_2"><text:span text:style-name="Source_20_Text">1</text:span></text:p></draw:text-box></draw:frame><text:soft-page-break/>図 <text:sequence text:ref-name="ref図5" text:name="図" text:formula="ooow:図+1" style:num-format="1">6</text:sequence><text:s/><text:sequence-ref text:reference-format="category-and-value" text:ref-name="ref図4">図 5</text:sequence-ref>の実行結果</text:p>
      <text:h text:style-name="P26" text:outline-level="2"><text:span text:style-name="T4">条件分岐構文</text:span></text:h>
      <text:p text:style-name="P13"><draw:frame draw:style-name="fr1" draw:name="Frame5" text:anchor-type="paragraph" svg:width="136mm" style:rel-width="80%" draw:z-index="6"><draw:text-box fo:min-height="3.44mm"><text:list xml:id="list105421638566340" text:continue-numbering="true" text:style-name="Numbering_20_123"><text:list-item><text:p text:style-name="Contents_20_1"><text:span text:style-name="Source_20_Text">x = 1;</text:span></text:p></text:list-item><text:list-item><text:p text:style-name="Contents_20_1"><text:span text:style-name="Source_20_Text">y = 0;</text:span></text:p></text:list-item><text:list-item><text:p text:style-name="Contents_20_1"><text:span text:style-name="Source_20_Text">if x == 0 then</text:span></text:p></text:list-item><text:list-item><text:p text:style-name="Contents_20_1"><text:span text:style-name="Source_20_Text"><text:s text:c="2"/>y = 1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<text:s text:c="2"/>y = 2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y;</text:span></text:p></text:list-item></text:list></draw:text-box></draw:frame>図 <text:sequence text:ref-name="ref図6" text:name="図" text:formula="ooow:図+1" style:num-format="1">7</text:sequence><text:s/>条件分岐構文<text:span text:style-name="T8">のテスト</text:span></text:p>
      <text:p text:style-name="P5"><text:sequence-ref text:reference-format="category-and-value" text:ref-name="ref図6">図 7</text:sequence-ref>の実行結果を<text:sequence-ref text:reference-format="category-and-value" text:ref-name="ref図7">図 8</text:sequence-ref>に示す．</text:p>
      <text:p text:style-name="P17"><draw:frame draw:style-name="fr1" draw:name="Frame6" text:anchor-type="paragraph" svg:width="136mm" style:rel-width="80%" draw:z-index="7"><draw:text-box fo:min-height="3.44mm"><text:p text:style-name="Contents_20_2"><text:span text:style-name="Source_20_Text">[yui@HTT src]$ java Quartz ../tests/4-if-test.txt </text:span></text:p><text:p text:style-name="Contents_20_2"><text:span text:style-name="Source_20_Text">2</text:span></text:p></draw:text-box></draw:frame><text:soft-page-break/>図 <text:sequence text:ref-name="ref図7" text:name="図" text:formula="ooow:図+1" style:num-format="1">8</text:sequence><text:s/><text:sequence-ref text:reference-format="category-and-value" text:ref-name="ref図6">図 7</text:sequence-ref>の実行結果</text:p>
      <text:h text:style-name="P26" text:outline-level="2"><text:span text:style-name="T4">繰り返し構文</text:span></text:h>
      <text:p text:style-name="P13"><draw:frame draw:style-name="fr1" draw:name="Frame7" text:anchor-type="paragraph" svg:width="136mm" style:rel-width="80%" draw:z-index="8"><draw:text-box fo:min-height="3.44mm"><text:list xml:id="list105421749254195" text:continue-numbering="true" text:style-name="Numbering_20_123"><text:list-item><text:p text:style-name="Contents_20_1"><text:span text:style-name="Source_20_Text">i = 1;</text:span></text:p></text:list-item><text:list-item><text:p text:style-name="Contents_20_1"><text:span text:style-name="Source_20_Text">sum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sum = sum + i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sum;</text:span></text:p></text:list-item></text:list></draw:text-box></draw:frame>図 <text:sequence text:ref-name="ref図8" text:name="図" text:formula="ooow:図+1" style:num-format="1">9</text:sequence><text:s/>繰り返し構文<text:span text:style-name="T8">のテスト</text:span></text:p>
      <text:p text:style-name="P5"><text:sequence-ref text:reference-format="category-and-value" text:ref-name="ref図8">図 9</text:sequence-ref>の実行結果を<text:sequence-ref text:reference-format="category-and-value" text:ref-name="ref図9">図 10</text:sequence-ref>に示す．</text:p>
      <text:p text:style-name="P17"><draw:frame draw:style-name="fr1" draw:name="Frame9" text:anchor-type="paragraph" svg:width="136mm" style:rel-width="80%" draw:z-index="9"><draw:text-box fo:min-height="3.44mm"><text:p text:style-name="Contents_20_2"><text:span text:style-name="Source_20_Text">[yui@HTT src]$ java Quartz ../tests/5-while-test.txt </text:span></text:p><text:p text:style-name="Contents_20_2"><text:span text:style-name="Source_20_Text">55</text:span></text:p></draw:text-box></draw:frame>図 <text:sequence text:ref-name="ref図9" text:name="図" text:formula="ooow:図+1" style:num-format="1">10</text:sequence><text:s/><text:sequence-ref text:reference-format="category-and-value" text:ref-name="ref図8">図 9</text:sequence-ref>の実行結果</text:p>
      <text:h text:style-name="P26" text:outline-level="2"><text:span text:style-name="T4">条件分岐構文と繰り返し構文</text:span></text:h>
      <text:p text:style-name="P13"><draw:frame draw:style-name="fr1" draw:name="Frame11" text:anchor-type="paragraph" svg:width="136mm" style:rel-width="80%" draw:z-index="10"><draw:text-box fo:min-height="3.44mm"><text:list xml:id="list105420464790812" text:continue-numbering="true" text:style-name="Numbering_20_123"><text:list-item><text:p text:style-name="Contents_20_1"><text:span text:style-name="Source_20_Text">odd_num = even_num = 0;</text:span></text:p></text:list-item><text:list-item><text:p text:style-name="Contents_20_1"><text:span text:style-name="Source_20_Text"><text:s text:c="2"/>i = 0;</text:span></text:p></text:list-item><text:list-item><text:p text:style-name="Contents_20_1"><text:span text:style-name="Source_20_Text">while i &lt;= 10 do #comment</text:span></text:p></text:list-item><text:list-item><text:p text:style-name="Contents_20_1"><text:span text:style-name="Source_20_Text"><text:s text:c="2"/>if i % 2 == 0 then</text:span></text:p></text:list-item><text:list-item><text:p text:style-name="Contents_20_1"><text:span text:style-name="Source_20_Text"><text:s text:c="4"/>even_num = even_num + 1;</text:span></text:p></text:list-item><text:list-item><text:p text:style-name="Contents_20_1"><text:span text:style-name="Source_20_Text"><text:s text:c="2"/>else</text:span></text:p></text:list-item><text:list-item><text:p text:style-name="Contents_20_1"><text:span text:style-name="Source_20_Text"><text:s text:c="4"/>odd_num = odd_num + 1;</text:span></text:p></text:list-item><text:list-item><text:p text:style-name="Contents_20_1"><text:span text:style-name="Source_20_Text"><text:s text:c="2"/>end</text:span></text:p></text:list-item><text:list-item><text:p text:style-name="Contents_20_1"><text:span text:style-name="Source_20_Text"><text:s text:c="2"/>i = i + 1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puts odd_num;</text:span></text:p></text:list-item><text:list-item><text:p text:style-name="Contents_20_1"><text:span text:style-name="Source_20_Text">puts even_num;</text:span></text:p></text:list-item></text:list></draw:text-box></draw:frame>図 <text:sequence text:ref-name="ref図10" text:name="図" text:formula="ooow:図+1" style:num-format="1">11</text:sequence><text:s/>条件分岐構文と繰り返し構文<text:span text:style-name="T8">を合わせたプログラムのテスト</text:span></text:p>
      <text:p text:style-name="P5"><text:sequence-ref text:reference-format="category-and-value" text:ref-name="ref図10">図 11</text:sequence-ref>の実行結果を<text:sequence-ref text:reference-format="category-and-value" text:ref-name="ref図11">図 12</text:sequence-ref>に示す．</text:p>
      <text:p text:style-name="P17"><draw:frame draw:style-name="fr1" draw:name="Frame12" text:anchor-type="paragraph" svg:width="136mm" style:rel-width="80%" draw:z-index="11"><draw:text-box fo:min-height="3.44mm"><text:p text:style-name="Contents_20_2"><text:span text:style-name="Source_20_Text">[yui@HTT src]$ java Quartz ../tests/6-while-test2.txt </text:span></text:p><text:p text:style-name="Contents_20_2"><text:span text:style-name="Source_20_Text">5</text:span></text:p><text:p text:style-name="Contents_20_2"><text:span text:style-name="Source_20_Text">6</text:span></text:p></draw:text-box></draw:frame><text:soft-page-break/>図 <text:sequence text:ref-name="ref図11" text:name="図" text:formula="ooow:図+1" style:num-format="1">12</text:sequence><text:s/><text:sequence-ref text:reference-format="category-and-value" text:ref-name="ref図10">図 11</text:sequence-ref>の実行結果</text:p>
      <text:h text:style-name="P26" text:outline-level="2"><text:span text:style-name="T4">文字列</text:span></text:h>
      <text:p text:style-name="P13"><draw:frame draw:style-name="fr1" draw:name="Frame13" text:anchor-type="paragraph" svg:width="136mm" style:rel-width="80%" draw:z-index="12"><draw:text-box fo:min-height="3.44mm"><text:list xml:id="list105422266802348" text:continue-numbering="true" text:style-name="Numbering_20_123"><text:list-item><text:p text:style-name="Contents_20_1"><text:span text:style-name="Source_20_Text">a = "hello";</text:span></text:p></text:list-item><text:list-item><text:p text:style-name="Contents_20_1"><text:span text:style-name="Source_20_Text">b = "kin iro";</text:span></text:p></text:list-item><text:list-item><text:p text:style-name="Contents_20_1"><text:span text:style-name="Source_20_Text">c = "mozaic";</text:span></text:p></text:list-item><text:list-item><text:p text:style-name="Contents_20_1"><text:span text:style-name="Source_20_Text"/></text:p></text:list-item><text:list-item><text:p text:style-name="Contents_20_1"><text:span text:style-name="Source_20_Text">puts a + " " + b + " " + c;</text:span></text:p></text:list-item></text:list></draw:text-box></draw:frame>図 <text:sequence text:ref-name="ref図12" text:name="図" text:formula="ooow:図+1" style:num-format="1">13</text:sequence><text:s/><text:span text:style-name="T8">文字列の代入，結合，表示のテスト</text:span></text:p>
      <text:p text:style-name="P5"><text:sequence-ref text:reference-format="category-and-value" text:ref-name="ref図12">図 13</text:sequence-ref>の実行結果を<text:sequence-ref text:reference-format="category-and-value" text:ref-name="ref図13">図 14</text:sequence-ref>に示す．</text:p>
      <text:p text:style-name="P17"><draw:frame draw:style-name="fr1" draw:name="Frame14" text:anchor-type="paragraph" svg:width="136mm" style:rel-width="80%" draw:z-index="13"><draw:text-box fo:min-height="3.44mm"><text:p text:style-name="Contents_20_2"><text:span text:style-name="Source_20_Text">[yui@HTT src]$ java Quartz ../tests/7-string.txt </text:span></text:p><text:p text:style-name="Contents_20_2"><text:span text:style-name="Source_20_Text">hello kin iro mozaic</text:span></text:p></draw:text-box></draw:frame>図 <text:sequence text:ref-name="ref図13" text:name="図" text:formula="ooow:図+1" style:num-format="1">14</text:sequence><text:s/><text:sequence-ref text:reference-format="category-and-value" text:ref-name="ref図12">図 13</text:sequence-ref>の実行結果</text:p>
      <text:p text:style-name="P10"/>
      <text:h text:style-name="P27" text:outline-level="2">コメント</text:h>
      <text:p text:style-name="P13"><draw:frame draw:style-name="fr1" draw:name="Frame15" text:anchor-type="paragraph" svg:width="136mm" style:rel-width="80%" draw:z-index="14"><draw:text-box fo:min-height="3.44mm"><text:list xml:id="list105420876116517" text:continue-numbering="true" text:style-name="Numbering_20_123"><text:list-item><text:p text:style-name="Contents_20_1"><text:span text:style-name="Source_20_Text"># puts "hello";</text:span></text:p></text:list-item></text:list></draw:text-box></draw:frame>図 <text:sequence text:ref-name="ref図14" text:name="図" text:formula="ooow:図+1" style:num-format="1">15</text:sequence><text:s/><text:span text:style-name="T8">コメントのテスト</text:span></text:p>
      <text:p text:style-name="P5"><text:sequence-ref text:reference-format="category-and-value" text:ref-name="ref図14">図 15</text:sequence-ref>の実行結果を<text:sequence-ref text:reference-format="category-and-value" text:ref-name="ref図15">図 16</text:sequence-ref>に示す．</text:p>
      <text:p text:style-name="P17"><draw:frame draw:style-name="fr1" draw:name="Frame16" text:anchor-type="paragraph" svg:width="136mm" style:rel-width="80%" draw:z-index="15"><draw:text-box fo:min-height="3.44mm"><text:p text:style-name="Contents_20_2"><text:span text:style-name="Source_20_Text">[yui@HTT src]$ java Quartz ../tests/8-comment.txt </text:span></text:p></draw:text-box></draw:frame>図 <text:sequence text:ref-name="ref図15" text:name="図" text:formula="ooow:図+1" style:num-format="1">16</text:sequence><text:s/><text:sequence-ref text:reference-format="category-and-value" text:ref-name="ref図14">図 15</text:sequence-ref>の実行結果</text:p>
      <text:p text:style-name="P10"/>
      <text:h text:style-name="P27" text:outline-level="2"><text:soft-page-break/>関数</text:h>
      <text:p text:style-name="P13"><draw:frame draw:style-name="fr1" draw:name="Frame17" text:anchor-type="paragraph" svg:width="136mm" style:rel-width="80%" draw:z-index="16"><draw:text-box fo:min-height="3.44mm"><text:list xml:id="list105421691470662" text:continue-numbering="true" text:style-name="Numbering_20_123"><text:list-item><text:p text:style-name="Contents_20_1"><text:span text:style-name="Source_20_Text">def fib(n)</text:span></text:p></text:list-item><text:list-item><text:p text:style-name="Contents_20_1"><text:span text:style-name="Source_20_Text">if n &lt; 2 then</text:span></text:p></text:list-item><text:list-item><text:p text:style-name="Contents_20_1"><text:span text:style-name="Source_20_Text">n;</text:span></text:p></text:list-item><text:list-item><text:p text:style-name="Contents_20_1"><text:span text:style-name="Source_20_Text">else</text:span></text:p></text:list-item><text:list-item><text:p text:style-name="Contents_20_1"><text:span text:style-name="Source_20_Text">fib(n-1) + fib(n-2);</text:span></text:p></text:list-item><text:list-item><text:p text:style-name="Contents_20_1"><text:span text:style-name="Source_20_Text">end</text:span></text:p></text:list-item><text:list-item><text:p text:style-name="Contents_20_1"><text:span text:style-name="Source_20_Text">end</text:span></text:p></text:list-item><text:list-item><text:p text:style-name="Contents_20_1"><text:span text:style-name="Source_20_Text">i = 0;</text:span></text:p></text:list-item><text:list-item><text:p text:style-name="Contents_20_1"><text:span text:style-name="Source_20_Text">while i &lt;= 10 do</text:span></text:p></text:list-item><text:list-item><text:p text:style-name="Contents_20_1"><text:span text:style-name="Source_20_Text">puts "fib(" + i + ") = " + fib(i);</text:span></text:p></text:list-item><text:list-item><text:p text:style-name="Contents_20_1"><text:span text:style-name="Source_20_Text">i = i + 1;</text:span></text:p></text:list-item><text:list-item><text:p text:style-name="Contents_20_1"><text:span text:style-name="Source_20_Text">end</text:span></text:p></text:list-item></text:list></draw:text-box></draw:frame>図 <text:sequence text:ref-name="ref図16" text:name="図" text:formula="ooow:図+1" style:num-format="1">17</text:sequence><text:s/><text:span text:style-name="T8">関数定義と関数呼び出しのテスト</text:span></text:p>
      <text:p text:style-name="P5"><text:sequence-ref text:reference-format="category-and-value" text:ref-name="ref図16">図 17</text:sequence-ref>の実行結果を<text:sequence-ref text:reference-format="category-and-value" text:ref-name="ref図17">図 18</text:sequence-ref>に示す．</text:p>
      <text:p text:style-name="P6"><draw:frame draw:style-name="fr1" draw:name="Frame18" text:anchor-type="paragraph" svg:width="136mm" style:rel-width="80%" draw:z-index="17"><draw:text-box fo:min-height="3.44mm"><text:p text:style-name="Contents_20_2"><text:span text:style-name="Source_20_Text">[yui@HTT src]$ java Quartz ../tests/9-fibonacchi.txt </text:span></text:p><text:p text:style-name="Contents_20_2"><text:span text:style-name="Source_20_Text">fib(0) = 0</text:span></text:p><text:p text:style-name="Contents_20_2"><text:span text:style-name="Source_20_Text">fib(1) = 1</text:span></text:p><text:p text:style-name="Contents_20_2"><text:span text:style-name="Source_20_Text">fib(2) = 1</text:span></text:p><text:p text:style-name="Contents_20_2"><text:span text:style-name="Source_20_Text">fib(3) = 2</text:span></text:p><text:p text:style-name="Contents_20_2"><text:span text:style-name="Source_20_Text">fib(4) = 3</text:span></text:p><text:p text:style-name="Contents_20_2"><text:span text:style-name="Source_20_Text">fib(5) = 5</text:span></text:p><text:p text:style-name="Contents_20_2"><text:span text:style-name="Source_20_Text">fib(6) = 8</text:span></text:p><text:p text:style-name="Contents_20_2"><text:span text:style-name="Source_20_Text">fib(7) = 13</text:span></text:p><text:p text:style-name="Contents_20_2"><text:span text:style-name="Source_20_Text">fib(8) = 21</text:span></text:p><text:p text:style-name="Contents_20_2"><text:span text:style-name="Source_20_Text">fib(9) = 34</text:span></text:p></draw:text-box></draw:frame><text:span text:style-name="T10">図 </text:span><text:span text:style-name="T10"><text:sequence text:ref-name="ref図17" text:name="図" text:formula="ooow:図+1" style:num-format="1">18</text:sequence></text:span><text:span text:style-name="T10"><text:s/></text:span><text:span text:style-name="T10"><text:sequence-ref text:reference-format="category-and-value" text:ref-name="ref図16">図 17</text:sequence-ref></text:span><text:span text:style-name="T10">の実行結果</text:span></text:p>
      <text:h text:style-name="P21" text:outline-level="1">クロージャの理解</text:h>
      <text:p text:style-name="P33">本章で書き記すことは無い．</text:p>
      <text:h text:style-name="P22" text:outline-level="1"><text:soft-page-break/>配列の実現</text:h>
      <text:h text:style-name="P28" text:outline-level="2">配列の代入と表示</text:h>
      <text:p text:style-name="P14"><draw:frame draw:style-name="fr1" draw:name="Frame19" text:anchor-type="paragraph" svg:width="136mm" style:rel-width="80%" draw:z-index="18"><draw:text-box fo:min-height="3.44mm"><text:list xml:id="list105421439913061" text:continue-numbering="true" text:style-name="Numbering_20_123"><text:list-item><text:p text:style-name="P18"><text:span text:style-name="Source_20_Text">a = [1,2,3];</text:span></text:p></text:list-item><text:list-item><text:p text:style-name="P18"><text:span text:style-name="Source_20_Text">puts a;</text:span></text:p></text:list-item><text:list-item><text:p text:style-name="P18"><text:span text:style-name="Source_20_Text"/></text:p></text:list-item><text:list-item><text:p text:style-name="P18"><text:span text:style-name="Source_20_Text">puts a[0];</text:span></text:p></text:list-item><text:list-item><text:p text:style-name="P18"><text:span text:style-name="Source_20_Text">puts a[1];</text:span></text:p></text:list-item><text:list-item><text:p text:style-name="P18"><text:span text:style-name="Source_20_Text">puts a[2];</text:span></text:p></text:list-item><text:list-item><text:p text:style-name="P18"><text:span text:style-name="Source_20_Text"/></text:p></text:list-item><text:list-item><text:p text:style-name="P18"><text:span text:style-name="Source_20_Text">w = [["one", 1], ["two", 2]];</text:span></text:p></text:list-item><text:list-item><text:p text:style-name="P18"><text:span text:style-name="Source_20_Text">puts w;</text:span></text:p></text:list-item><text:list-item><text:p text:style-name="P18"><text:span text:style-name="Source_20_Text">puts w[1];</text:span></text:p></text:list-item><text:list-item><text:p text:style-name="P18"><text:span text:style-name="Source_20_Text"/></text:p></text:list-item><text:list-item><text:p text:style-name="P18"><text:span text:style-name="Source_20_Text">v = [[[["deep"]]]];</text:span></text:p></text:list-item><text:list-item><text:p text:style-name="P18"><text:span text:style-name="Source_20_Text">puts v[0];</text:span></text:p></text:list-item><text:list-item><text:p text:style-name="P18"><text:span text:style-name="Source_20_Text">puts v[0][0];</text:span></text:p></text:list-item><text:list-item><text:p text:style-name="P18"><text:span text:style-name="Source_20_Text">puts v[0][0][0];</text:span></text:p></text:list-item><text:list-item><text:p text:style-name="P18"><text:span text:style-name="Source_20_Text">puts v[0][0][0][0];</text:span></text:p></text:list-item></text:list></draw:text-box></draw:frame>図 <text:sequence text:ref-name="ref図18" text:name="図" text:formula="ooow:図+1" style:num-format="1">19</text:sequence><text:s/><text:span text:style-name="T8">配列の代入と表示のテスト</text:span></text:p>
      <text:p text:style-name="P3"><text:sequence-ref text:reference-format="category-and-value" text:ref-name="ref図18">図 19</text:sequence-ref>の実行結果を<text:sequence-ref text:reference-format="category-and-value" text:ref-name="ref図19">図 20</text:sequence-ref>に示す．</text:p>
      <text:p text:style-name="P4"><draw:frame draw:style-name="fr1" draw:name="Frame20" text:anchor-type="paragraph" svg:width="136mm" style:rel-width="80%" draw:z-index="19"><draw:text-box fo:min-height="3.44mm"><text:p text:style-name="Contents_20_2"><text:span text:style-name="Source_20_Text">[yui@HTT src]$ java Quartz ../tests/12-arraytest.txt </text:span></text:p><text:p text:style-name="Contents_20_2"><text:span text:style-name="Source_20_Text">[ 1, 2, 3, ]</text:span></text:p><text:p text:style-name="Contents_20_2"><text:span text:style-name="Source_20_Text">1</text:span></text:p><text:p text:style-name="Contents_20_2"><text:span text:style-name="Source_20_Text">2</text:span></text:p><text:p text:style-name="Contents_20_2"><text:span text:style-name="Source_20_Text">3</text:span></text:p><text:p text:style-name="Contents_20_2"><text:span text:style-name="Source_20_Text">[ [ one, 1, ], [ two, 2, ], ]</text:span></text:p><text:p text:style-name="Contents_20_2"><text:span text:style-name="Source_20_Text">[ two, 2, ]</text:span></text:p><text:p text:style-name="P2"><text:span text:style-name="Source_20_Text">[ [ [ deep, ], ], ]</text:span></text:p><text:p text:style-name="Contents_20_2"><text:span text:style-name="Source_20_Text">[ [ deep, ], ]</text:span></text:p><text:p text:style-name="Contents_20_2"><text:span text:style-name="Source_20_Text">[ deep, ]</text:span></text:p><text:p text:style-name="Contents_20_2"><text:span text:style-name="Source_20_Text">deep</text:span></text:p></draw:text-box></draw:frame><text:span text:style-name="T10">図 </text:span><text:span text:style-name="T10"><text:sequence text:ref-name="ref図19" text:name="図" text:formula="ooow:図+1" style:num-format="1">20</text:sequence></text:span><text:span text:style-name="T10"><text:s/></text:span><text:span text:style-name="T10"><text:sequence-ref text:reference-format="category-and-value" text:ref-name="ref図18">図 19</text:sequence-ref></text:span><text:span text:style-name="T10">の実行結果</text:span></text:p>
      <text:h text:style-name="P21" text:outline-level="1"><text:soft-page-break/>配列操作の実現</text:h>
      <text:h text:style-name="P29" text:outline-level="2">配列操作</text:h>
      <text:p text:style-name="P14"><draw:frame draw:style-name="fr1" draw:name="Frame21" text:anchor-type="paragraph" svg:width="136mm" style:rel-width="80%" draw:z-index="20"><draw:text-box fo:min-height="3.44mm"><text:list xml:id="list105421583068066" text:continue-numbering="true" text:style-name="Numbering_20_123"><text:list-item><text:p text:style-name="P18"><text:span text:style-name="Source_20_Text">a = [1,2,3,4,5];</text:span></text:p></text:list-item><text:list-item><text:p text:style-name="P18"><text:span text:style-name="Source_20_Text">b = [7,6,4,2];</text:span></text:p></text:list-item><text:list-item><text:p text:style-name="P18"><text:span text:style-name="Source_20_Text">puts a + b;</text:span></text:p></text:list-item><text:list-item><text:p text:style-name="P19"><text:span text:style-name="Source_20_Text">puts a – b;</text:span></text:p></text:list-item><text:list-item><text:p text:style-name="P19"><text:span text:style-name="Source_20_Text">puts a * b;</text:span></text:p></text:list-item></text:list></draw:text-box></draw:frame>図 <text:sequence text:ref-name="ref図20" text:name="図" text:formula="ooow:図+1" style:num-format="1">21</text:sequence><text:s/><text:span text:style-name="T8">配列操作のテスト</text:span></text:p>
      <text:p text:style-name="P3"><text:sequence-ref text:reference-format="category-and-value" text:ref-name="ref図20">図 21</text:sequence-ref>の実行結果を<text:sequence-ref text:reference-format="category-and-value" text:ref-name="ref図21">図 22</text:sequence-ref>に示す．</text:p>
      <text:p text:style-name="P4"><draw:frame draw:style-name="fr1" draw:name="Frame22" text:anchor-type="paragraph" svg:width="136mm" style:rel-width="80%" draw:z-index="21"><draw:text-box fo:min-height="3.44mm"><text:p text:style-name="Contents_20_2"><text:span text:style-name="Source_20_Text">[yui@HTT src]$ java Quartz ../tests/13-arraytest2.txt </text:span></text:p><text:p text:style-name="Contents_20_2"><text:span text:style-name="Source_20_Text">[ 1, 2, 3, 4, 5, 7, 6, 4, 2, ]</text:span></text:p><text:p text:style-name="Contents_20_2"><text:span text:style-name="Source_20_Text">[ 1, 3, 5, ]</text:span></text:p><text:p text:style-name="Contents_20_2"><text:span text:style-name="Source_20_Text">[ 2, 4, ]</text:span></text:p></draw:text-box></draw:frame><text:span text:style-name="T10">図 </text:span><text:span text:style-name="T10"><text:sequence text:ref-name="ref図21" text:name="図" text:formula="ooow:図+1" style:num-format="1">22</text:sequence></text:span><text:span text:style-name="T10"><text:s/></text:span><text:span text:style-name="T10"><text:sequence-ref text:reference-format="category-and-value" text:ref-name="ref図20">図 21</text:sequence-ref></text:span><text:span text:style-name="T10">の実行結果</text:span></text:p>
      <text:h text:style-name="P25" text:outline-level="1">for<text:span text:style-name="T2">文の実現</text:span></text:h>
      <text:h text:style-name="P30" text:outline-level="2">for文</text:h>
      <text:p text:style-name="P15"><draw:frame draw:style-name="fr1" draw:name="Frame23" text:anchor-type="paragraph" svg:width="136mm" style:rel-width="80%" draw:z-index="22"><draw:text-box fo:min-height="3.44mm"><text:list xml:id="list105422237781589" text:continue-numbering="true" text:style-name="Numbering_20_123"><text:list-item><text:p text:style-name="P18"><text:span text:style-name="Source_20_Text">for i in [1, 2, 3] do</text:span></text:p></text:list-item><text:list-item><text:p text:style-name="P18"><text:span text:style-name="Source_20_Text">for j in ["a", "b", "c"] do</text:span></text:p></text:list-item><text:list-item><text:p text:style-name="P18"><text:span text:style-name="Source_20_Text">puts i + "," + j;</text:span></text:p></text:list-item><text:list-item><text:p text:style-name="P18"><text:span text:style-name="Source_20_Text">end</text:span></text:p></text:list-item><text:list-item><text:p text:style-name="P18"><text:span text:style-name="Source_20_Text">end</text:span></text:p></text:list-item><text:list-item><text:p text:style-name="P18"><text:span text:style-name="Source_20_Text">puts i;</text:span></text:p></text:list-item></text:list></draw:text-box></draw:frame>図 <text:sequence text:ref-name="ref図22" text:name="図" text:formula="ooow:図+1" style:num-format="1">23</text:sequence><text:s/>for文<text:span text:style-name="T8">のテスト</text:span></text:p>
      <text:p text:style-name="P7"><text:sequence-ref text:reference-format="category-and-value" text:ref-name="ref図22">図 23</text:sequence-ref>の実行結果を<text:sequence-ref text:reference-format="category-and-value" text:ref-name="ref図23">図 24</text:sequence-ref>に示す．</text:p>
      <text:p text:style-name="図"><draw:frame draw:style-name="fr1" draw:name="Frame24" text:anchor-type="paragraph" svg:width="136mm" style:rel-width="80%" draw:z-index="23"><draw:text-box fo:min-height="3.44mm"><text:p text:style-name="Contents_20_2"><text:span text:style-name="Source_20_Text">[yui@HTT src]$ java Quartz ../tests/14-for-test.txt </text:span></text:p><text:p text:style-name="Contents_20_2"><text:span text:style-name="Source_20_Text">1,a</text:span></text:p><text:p text:style-name="Contents_20_2"><text:span text:style-name="Source_20_Text">1,b</text:span></text:p><text:p text:style-name="Contents_20_2"><text:span text:style-name="Source_20_Text">1,c</text:span></text:p><text:p text:style-name="Contents_20_2"><text:span text:style-name="Source_20_Text">2,a</text:span></text:p><text:p text:style-name="Contents_20_2"><text:span text:style-name="Source_20_Text">2,b</text:span></text:p><text:p text:style-name="Contents_20_2"><text:span text:style-name="Source_20_Text">2,c</text:span></text:p><text:p text:style-name="Contents_20_2"><text:span text:style-name="Source_20_Text">3,a</text:span></text:p><text:p text:style-name="Contents_20_2"><text:span text:style-name="Source_20_Text">3,b</text:span></text:p><text:p text:style-name="Contents_20_2"><text:span text:style-name="Source_20_Text">3,c</text:span></text:p></draw:text-box></draw:frame>図 <text:sequence text:ref-name="ref図23" text:name="図" text:formula="ooow:図+1" style:num-format="1">24</text:sequence><text:s/><text:sequence-ref text:reference-format="category-and-value" text:ref-name="ref図22">図 23</text:sequence-ref>の実行結果</text:p>
      <text:h text:style-name="P23" text:outline-level="1"><text:soft-page-break/>クラスとオブジェクトの実現</text:h>
      <text:h text:style-name="P31" text:outline-level="2">クラスとオブジェクト</text:h>
      <text:p text:style-name="P16"><draw:frame draw:style-name="fr1" draw:name="Frame25" text:anchor-type="paragraph" svg:width="136mm" style:rel-width="80%" draw:z-index="24"><draw:text-box fo:min-height="3.44mm"><text:list xml:id="list105420793978151" text:continue-numbering="true" text:style-name="Numbering_20_123"><text:list-item><text:p text:style-name="P18"><text:span text:style-name="Source_20_Text">class Complex</text:span></text:p></text:list-item><text:list-item><text:p text:style-name="P18"><text:span text:style-name="Source_20_Text"><text:s text:c="4"/>re = 0;</text:span></text:p></text:list-item><text:list-item><text:p text:style-name="P18"><text:span text:style-name="Source_20_Text"><text:s text:c="4"/>im <text:s/>= 0;</text:span></text:p></text:list-item><text:list-item><text:p text:style-name="P18"><text:span text:style-name="Source_20_Text"/></text:p></text:list-item><text:list-item><text:p text:style-name="P18"><text:span text:style-name="Source_20_Text"><text:s text:c="4"/>def initialize(r, i)</text:span></text:p></text:list-item><text:list-item><text:p text:style-name="P18"><text:span text:style-name="Source_20_Text"><text:s text:c="8"/>re = r;</text:span></text:p></text:list-item><text:list-item><text:p text:style-name="P18"><text:span text:style-name="Source_20_Text"><text:s text:c="8"/>im = i;</text:span></text:p></text:list-item><text:list-item><text:p text:style-name="P18"><text:span text:style-name="Source_20_Text"><text:s text:c="4"/>end</text:span></text:p></text:list-item><text:list-item><text:p text:style-name="P18"><text:span text:style-name="Source_20_Text"/></text:p></text:list-item><text:list-item><text:p text:style-name="P18"><text:span text:style-name="Source_20_Text"><text:s text:c="4"/>def add(c)</text:span></text:p></text:list-item><text:list-item><text:p text:style-name="P18"><text:span text:style-name="Source_20_Text"><text:s text:c="8"/>Complex.new(re + c.get_re(), im + c.get_im());</text:span></text:p></text:list-item><text:list-item><text:p text:style-name="P18"><text:span text:style-name="Source_20_Text"><text:s text:c="4"/>end</text:span></text:p></text:list-item><text:list-item><text:p text:style-name="P18"><text:span text:style-name="Source_20_Text"/></text:p></text:list-item><text:list-item><text:p text:style-name="P18"><text:span text:style-name="Source_20_Text"><text:s text:c="4"/>def add2()</text:span></text:p></text:list-item><text:list-item><text:p text:style-name="P18"><text:span text:style-name="Source_20_Text"><text:s text:c="8"/>Complex.new(re, im);</text:span></text:p></text:list-item><text:list-item><text:p text:style-name="P18"><text:span text:style-name="Source_20_Text"><text:s text:c="4"/>end</text:span></text:p></text:list-item><text:list-item><text:p text:style-name="P18"><text:span text:style-name="Source_20_Text"><text:s text:c="4"/></text:span></text:p></text:list-item><text:list-item><text:p text:style-name="P18"><text:span text:style-name="Source_20_Text"><text:s text:c="4"/>def to_s()</text:span></text:p></text:list-item><text:list-item><text:p text:style-name="P18"><text:span text:style-name="Source_20_Text"><text:s text:c="8"/>re + " + " + im + "i";</text:span></text:p></text:list-item><text:list-item><text:p text:style-name="P18"><text:span text:style-name="Source_20_Text"><text:s text:c="4"/>end</text:span></text:p></text:list-item><text:list-item><text:p text:style-name="P18"><text:span text:style-name="Source_20_Text"/></text:p></text:list-item><text:list-item><text:p text:style-name="P18"><text:span text:style-name="Source_20_Text"><text:s text:c="4"/>def show()</text:span></text:p></text:list-item><text:list-item><text:p text:style-name="P18"><text:span text:style-name="Source_20_Text"><text:s text:c="8"/>env</text:span></text:p></text:list-item><text:list-item><text:p text:style-name="P18"><text:span text:style-name="Source_20_Text"><text:s text:c="4"/>end</text:span></text:p></text:list-item><text:list-item><text:p text:style-name="P18"><text:span text:style-name="Source_20_Text"/></text:p></text:list-item><text:list-item><text:p text:style-name="P18"><text:span text:style-name="Source_20_Text"><text:s text:c="4"/>def get_re()</text:span></text:p></text:list-item><text:list-item><text:p text:style-name="P18"><text:span text:style-name="Source_20_Text"><text:s text:c="8"/>re;</text:span></text:p></text:list-item><text:list-item><text:p text:style-name="P18"><text:span text:style-name="Source_20_Text"><text:s text:c="4"/>end</text:span></text:p></text:list-item><text:list-item><text:p text:style-name="P18"><text:span text:style-name="Source_20_Text"/></text:p></text:list-item><text:list-item><text:p text:style-name="P18"><text:span text:style-name="Source_20_Text"><text:s text:c="4"/>def get_im()</text:span></text:p></text:list-item><text:list-item><text:p text:style-name="P18"><text:span text:style-name="Source_20_Text"><text:s text:c="8"/>im;</text:span></text:p></text:list-item><text:list-item><text:p text:style-name="P18"><text:span text:style-name="Source_20_Text"><text:s text:c="4"/>end</text:span></text:p></text:list-item><text:list-item><text:p text:style-name="P18"><text:span text:style-name="Source_20_Text">end</text:span></text:p></text:list-item><text:list-item><text:p text:style-name="P18"><text:span text:style-name="Source_20_Text"/></text:p></text:list-item><text:list-item><text:p text:style-name="P18"><text:span text:style-name="Source_20_Text">c1 = Complex.new(10, 20);</text:span></text:p></text:list-item><text:list-item><text:p text:style-name="P18"><text:span text:style-name="Source_20_Text">#c1.show();</text:span></text:p></text:list-item><text:list-item><text:p text:style-name="P18"><text:span text:style-name="Source_20_Text">c2 = Complex.new(30, 40);</text:span></text:p></text:list-item><text:list-item><text:p text:style-name="P18"><text:span text:style-name="Source_20_Text">c3 = c1.add(c2);</text:span></text:p></text:list-item><text:list-item><text:p text:style-name="P18"><text:span text:style-name="Source_20_Text">puts c3.to_s();</text:span></text:p></text:list-item></text:list></draw:text-box></draw:frame><text:soft-page-break/>図 <text:sequence text:ref-name="ref図24" text:name="図" text:formula="ooow:図+1" style:num-format="1">25</text:sequence><text:s/>for文<text:span text:style-name="T8">のテスト</text:span></text:p>
      <text:p text:style-name="P8"><text:sequence-ref text:reference-format="category-and-value" text:ref-name="ref図24">図 25</text:sequence-ref>の実行結果を<text:sequence-ref text:reference-format="category-and-value" text:ref-name="ref図25">図 26</text:sequence-ref>に示す．</text:p>
      <text:p text:style-name="P9"><draw:frame draw:style-name="fr1" draw:name="Frame26" text:anchor-type="paragraph" svg:width="136mm" style:rel-width="80%" draw:z-index="25"><draw:text-box fo:min-height="3.44mm"><text:p text:style-name="Contents_20_2"><text:span text:style-name="Source_20_Text">[yui@HTT src]$ java Quartz ../tests/15-class-test.txt </text:span></text:p><text:p text:style-name="Contents_20_2"><text:span text:style-name="Source_20_Text">40 + 60i</text:span></text:p></draw:text-box></draw:frame><text:soft-page-break/>図 <text:sequence text:ref-name="ref図25" text:name="図" text:formula="ooow:図+1" style:num-format="1">26</text:sequence><text:s/><text:sequence-ref text:reference-format="category-and-value" text:ref-name="ref図24">図 25</text:sequence-ref>の実行結果</text:p>
      <text:h text:style-name="P24" text:outline-level="1">独自機能の実現</text:h>
      <text:h text:style-name="P32" text:outline-level="2">変数テーブルの表示機能</text:h>
      <text:p text:style-name="P11"><text:span text:style-name="T7">現在定義されている変数・関数・クラスの一覧を表示する命令”env”を実装した．</text:span><text:span text:style-name="T7"><text:sequence-ref text:reference-format="category-and-value" text:ref-name="ref図26">図 27</text:sequence-ref></text:span><text:span text:style-name="T7">に仕様例を示す．また，</text:span><text:span text:style-name="T7"><text:sequence-ref text:reference-format="category-and-value" text:ref-name="ref図26">図 27</text:sequence-ref></text:span><text:span text:style-name="T7">の実行結果を</text:span><text:span text:style-name="T7"><text:sequence-ref text:reference-format="category-and-value" text:ref-name="ref図27">図 28</text:sequence-ref></text:span><text:span text:style-name="T7">に示す．</text:span></text:p>
      <text:p text:style-name="P34">167行目の”env”ではそれまでに定義されているa:10のみ表示される．一方で，170行目では局所変数m,nに加えグローバルに定義されていたaとprint関数も表示される．</text:p>
      <text:p text:style-name="P12"><draw:frame draw:style-name="fr1" draw:name="Frame27" text:anchor-type="paragraph" svg:width="136mm" style:rel-width="80%" draw:z-index="26"><draw:text-box fo:min-height="3.44mm"><text:list xml:id="list105422483678390" text:continue-numbering="true" text:style-name="Numbering_20_123"><text:list-item><text:p text:style-name="P18"><text:span text:style-name="Source_20_Text">a = 10;</text:span></text:p></text:list-item><text:list-item><text:p text:style-name="P18"><text:span text:style-name="Source_20_Text">env</text:span></text:p></text:list-item><text:list-item><text:p text:style-name="P18"><text:span text:style-name="Source_20_Text"/></text:p></text:list-item><text:list-item><text:p text:style-name="P18"><text:span text:style-name="Source_20_Text">def print(n, m)</text:span></text:p></text:list-item><text:list-item><text:p text:style-name="P18"><text:span text:style-name="Source_20_Text"><text:s text:c="4"/>env</text:span></text:p></text:list-item><text:list-item><text:p text:style-name="P18"><text:span text:style-name="Source_20_Text"><text:s text:c="4"/>puts n;</text:span></text:p></text:list-item><text:list-item><text:p text:style-name="P18"><text:span text:style-name="Source_20_Text">end</text:span></text:p></text:list-item><text:list-item><text:p text:style-name="P18"><text:span text:style-name="Source_20_Text">print(10, 20);</text:span></text:p></text:list-item></text:list></draw:text-box></draw:frame><text:span text:style-name="T11">図 </text:span><text:span text:style-name="T11"><text:sequence text:ref-name="ref図26" text:name="図" text:formula="ooow:図+1" style:num-format="1">27</text:sequence></text:span><text:span text:style-name="T11"><text:s/></text:span><text:span text:style-name="T9">変数テーブルの表示機能を仕様するプログラム</text:span></text:p>
      <text:p text:style-name="P12"><draw:frame draw:style-name="fr1" draw:name="Frame28" text:anchor-type="paragraph" svg:width="136mm" style:rel-width="80%" draw:z-index="27"><draw:text-box fo:min-height="3.44mm"><text:p text:style-name="Contents_20_2"><text:span text:style-name="Source_20_Text">[yui@HTT src]$ java Quartz ../tests/16-fun-print-test.txt </text:span></text:p><text:p text:style-name="Contents_20_2"><text:span text:style-name="Source_20_Text">^^^^^^^^^^^^^^^^^^^^^^^^^^^</text:span></text:p><text:p text:style-name="Contents_20_2"><text:span text:style-name="Source_20_Text">a : 10</text:span></text:p><text:p text:style-name="Contents_20_2"><text:span text:style-name="Source_20_Text">vvvvvvvvvvvvvvvvvvvvvvvvvvv</text:span></text:p><text:p text:style-name="Contents_20_2"><text:span text:style-name="Source_20_Text">^^^^^^^^^^^^^^^^^^^^^^^^^^^</text:span></text:p><text:p text:style-name="Contents_20_2"><text:span text:style-name="Source_20_Text">^^^^^^^^^^^^^OUTER^^^^^^^^^^^^^^</text:span></text:p><text:p text:style-name="Contents_20_2"><text:span text:style-name="Source_20_Text">a : 10</text:span></text:p><text:p text:style-name="Contents_20_2"><text:span text:style-name="Source_20_Text">print : Function@3abfe836</text:span></text:p><text:p text:style-name="Contents_20_2"><text:span text:style-name="Source_20_Text">vvvvvvvvvvvvOUTERvvvvvvvvvvvvvvv</text:span></text:p><text:p text:style-name="Contents_20_2"><text:span text:style-name="Source_20_Text">m : 20</text:span></text:p><text:p text:style-name="Contents_20_2"><text:span text:style-name="Source_20_Text">n : 10</text:span></text:p><text:p text:style-name="Contents_20_2"><text:span text:style-name="Source_20_Text">vvvvvvvvvvvvvvvvvvvvvvvvvvv</text:span></text:p><text:p text:style-name="Contents_20_2"><text:span text:style-name="Source_20_Text">10</text:span></text:p></draw:text-box></draw:frame><text:span text:style-name="T9">図 </text:span><text:span text:style-name="T9"><text:sequence text:ref-name="ref図27" text:name="図" text:formula="ooow:図+1" style:num-format="1">28</text:sequence></text:span><text:span text:style-name="T9"><text:s/></text:span><text:span text:style-name="T9"><text:sequence-ref text:reference-format="category-and-value" text:ref-name="ref図26">図 27</text:sequence-ref></text:span><text:span text:style-name="T9">の実行結果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Noto Serif CJK JP1" svg:font-family="'Noto Serif CJK JP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 CJK JP1" fo:font-family="'Noto Serif CJK JP'" style:font-style-name="Regular" style:font-family-generic="roman" style:font-pitch="variable" fo:font-size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 CJK JP" fo:font-family="'Noto Sans CJK JP'" style:font-family-generic="swiss" style:font-pitch="variable" fo:font-size="14pt" fo:font-weight="bold" style:font-name-asian="Noto Sans CJK JP1" style:font-family-asian="'Noto Sans CJK JP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list-style-name="Numbering_20_123" style:class="index">
      <style:paragraph-properties fo:margin-left="4.99mm" fo:margin-right="0mm" fo:text-indent="0mm" style:auto-text-indent="false" text:number-lines="true" text:line-number="1">
        <style:tab-stops/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4pt" fo:font-weight="bold" style:font-size-asian="14pt" style:font-weight-asian="bold" style:font-size-complex="130%" style:font-weight-complex="bold"/>
    </style:style>
    <style:style style:name="Drawing" style:family="paragraph" style:parent-style-name="Caption" style:class="extra"/>
    <style:style style:name="図" style:family="paragraph" style:parent-style-name="Caption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2pt" fo:font-weight="bold" style:font-size-asian="12pt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source_20_code" style:display-name="source code" style:family="graphic" style:parent-style-name="Frame" style:auto-update="true">
      <style:graphic-properties svg:width="170mm" style:rel-width="100%" fo:min-height="3.44mm" text:anchor-type="paragraph" svg:y="0mm" fo:margin-left="1.99mm" fo:margin-right="1.99mm" fo:margin-top="1.99mm" fo:margin-bottom="1.99mm" style:wrap="none" style:vertical-pos="top" style:vertical-rel="paragraph-content" fo:background-color="transparent" draw:fill="none" draw:fill-color="#729fcf" draw:wrap-influence-on-position="once-concurrent" loext:allow-overlap="true" loext:rel-width-rel="paragraph" draw:textarea-vertical-align="top">
        <style:columns fo:column-count="1" fo:column-gap="0mm"/>
      </style:graphic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Untitled1" style:family="graphic"/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currency-style style:name="N13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1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</number:date-style>
    <number:date-style style:name="N114">
      <number:month number:calendar="jewish" number:style="long" number:textual="true"/>
      <number:text> </number:text>
      <number:day number:calendar="jewish"/>
    </number:date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21:18:04.011876558</meta:creation-date>
    <meta:editing-duration>PT11H22M38S</meta:editing-duration>
    <meta:editing-cycles>113</meta:editing-cycles>
    <meta:generator>LibreOffice/7.3.0.3$Linux_X86_64 LibreOffice_project/30$Build-3</meta:generator>
    <dc:date>2022-02-07T10:54:20.235303251</dc:date>
    <meta:document-statistic meta:table-count="0" meta:image-count="0" meta:object-count="0" meta:page-count="12" meta:paragraph-count="350" meta:word-count="1748" meta:character-count="4913" meta:non-whitespace-character-count="4240"/>
  </office:meta>
</office:document-meta>
</file>